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8181" officeooo:paragraph-rsid="00078181" style:font-size-asian="12pt" style:font-weight-asian="normal" style:font-size-complex="12pt" style:font-weight-complex="normal"/>
    </style:style>
    <style:style style:name="P2" style:family="paragraph" style:parent-style-name="Text_20_body">
      <style:paragraph-properties fo:margin-top="0cm" fo:margin-bottom="0cm" loext:contextual-spacing="false" fo:text-align="start" style:justify-single-word="false"/>
      <style:text-properties fo:font-size="15pt" fo:font-weight="bold" style:font-size-asian="15pt" style:font-weight-asian="bold" style:font-size-complex="15pt" style:font-weight-complex="bold"/>
    </style:style>
    <style:style style:name="P3" style:family="paragraph" style:parent-style-name="Text_20_body">
      <style:paragraph-properties fo:margin-top="0cm" fo:margin-bottom="0cm" loext:contextual-spacing="false" fo:text-align="start" style:justify-single-word="false"/>
      <style:text-properties fo:font-size="12pt" fo:font-weight="normal" officeooo:rsid="00078181" officeooo:paragraph-rsid="00078181" style:font-size-asian="10.5pt" style:font-weight-asian="normal" style:font-size-complex="12pt" style:font-weight-complex="normal"/>
    </style:style>
    <style:style style:name="P4" style:family="paragraph" style:parent-style-name="Text_20_body" style:list-style-name="L1">
      <style:paragraph-properties fo:text-align="start" style:justify-single-word="false"/>
      <style:text-properties fo:font-size="15pt" fo:font-weight="bold" style:font-size-asian="15pt" style:font-weight-asian="bold" style:font-size-complex="15pt" style:font-weight-complex="bold"/>
    </style:style>
    <style:style style:name="P5" style:family="paragraph" style:parent-style-name="Text_20_body" style:list-style-name="L1">
      <style:paragraph-properties fo:margin-top="0cm" fo:margin-bottom="0cm" loext:contextual-spacing="false" fo:text-align="start" style:justify-single-word="false"/>
      <style:text-properties fo:font-size="15pt" fo:font-weight="bold" style:font-size-asian="15pt" style:font-weight-asian="bold" style:font-size-complex="15pt" style:font-weight-complex="bold"/>
    </style:style>
    <style:style style:name="P6" style:family="paragraph" style:parent-style-name="Text_20_body">
      <style:paragraph-properties fo:margin-top="0cm" fo:margin-bottom="0cm" loext:contextual-spacing="false" fo:text-align="start" style:justify-single-word="false"/>
    </style:style>
    <style:style style:name="P7" style:family="paragraph" style:parent-style-name="Text_20_body" style:list-style-name="L2">
      <style:paragraph-properties fo:margin-top="0cm" fo:margin-bottom="0cm" loext:contextual-spacing="false" fo:text-align="start" style:justify-single-word="false"/>
      <style:text-properties officeooo:paragraph-rsid="0009ea4a"/>
    </style:style>
    <style:style style:name="P8" style:family="paragraph" style:parent-style-name="Text_20_body" style:list-style-name="L2">
      <style:paragraph-properties fo:margin-top="0cm" fo:margin-bottom="0cm" loext:contextual-spacing="false" fo:text-align="start" style:justify-single-word="false"/>
      <style:text-properties officeooo:paragraph-rsid="000a3ade"/>
    </style:style>
    <style:style style:name="P9" style:family="paragraph" style:parent-style-name="Text_20_body">
      <style:paragraph-properties fo:margin-top="0cm" fo:margin-bottom="0cm" loext:contextual-spacing="false" fo:text-align="start" style:justify-single-word="false"/>
      <style:text-properties officeooo:paragraph-rsid="0009ea4a"/>
    </style:style>
    <style:style style:name="P10" style:family="paragraph" style:parent-style-name="Text_20_body">
      <style:paragraph-properties fo:margin-top="0cm" fo:margin-bottom="0cm" loext:contextual-spacing="false" fo:text-align="start" style:justify-single-word="false"/>
      <style:text-properties officeooo:paragraph-rsid="000bb009"/>
    </style:style>
    <style:style style:name="P11" style:family="paragraph" style:parent-style-name="Text_20_body" style:list-style-name="L1">
      <style:paragraph-properties fo:margin-top="0cm" fo:margin-bottom="0cm" loext:contextual-spacing="false" fo:text-align="start" style:justify-single-word="false"/>
      <style:text-properties style:text-underline-style="solid" style:text-underline-width="auto" style:text-underline-color="font-color" officeooo:rsid="000a3ade" officeooo:paragraph-rsid="000a3ade"/>
    </style:style>
    <style:style style:name="P12" style:family="paragraph" style:parent-style-name="Text_20_body" style:list-style-name="L2">
      <style:paragraph-properties fo:margin-top="0cm" fo:margin-bottom="0cm" loext:contextual-spacing="false" fo:text-align="start" style:justify-single-word="false"/>
      <style:text-properties style:text-underline-style="solid" style:text-underline-width="auto" style:text-underline-color="font-color" officeooo:rsid="000da7fc" officeooo:paragraph-rsid="000da7fc"/>
    </style:style>
    <style:style style:name="P13" style:family="paragraph" style:parent-style-name="Text_20_body">
      <style:paragraph-properties fo:margin-top="0cm" fo:margin-bottom="0cm" loext:contextual-spacing="false" fo:text-align="start" style:justify-single-word="false"/>
      <style:text-properties style:font-name="Liberation Serif" fo:font-size="11pt" fo:font-weight="bold" style:font-size-asian="11pt" style:font-weight-asian="bold" style:font-size-complex="11pt" style:font-weight-complex="bold"/>
    </style:style>
    <style:style style:name="T1" style:family="text">
      <style:text-properties officeooo:rsid="00094542"/>
    </style:style>
    <style:style style:name="T2" style:family="text">
      <style:text-properties officeooo:rsid="0009ea4a"/>
    </style:style>
    <style:style style:name="T3" style:family="text">
      <style:text-properties fo:font-size="12pt" style:text-underline-style="solid" style:text-underline-width="auto" style:text-underline-color="font-color" fo:font-weight="normal" officeooo:rsid="0009ea4a" style:font-size-asian="12pt" style:font-weight-asian="normal" style:font-size-complex="12pt" style:font-weight-complex="normal"/>
    </style:style>
    <style:style style:name="T4" style:family="text">
      <style:text-properties fo:font-size="12pt" style:text-underline-style="solid" style:text-underline-width="auto" style:text-underline-color="font-color" fo:font-weight="normal" officeooo:rsid="000a3ade" style:font-size-asian="12pt" style:font-weight-asian="normal" style:font-size-complex="12pt" style:font-weight-complex="normal"/>
    </style:style>
    <style:style style:name="T5" style:family="text">
      <style:text-properties fo:font-size="12pt" style:text-underline-style="none" fo:font-weight="normal" officeooo:rsid="0009ea4a" style:font-size-asian="12pt" style:font-weight-asian="normal" style:font-size-complex="12pt" style:font-weight-complex="normal"/>
    </style:style>
    <style:style style:name="T6" style:family="text">
      <style:text-properties fo:font-size="12pt" fo:font-weight="normal" officeooo:rsid="000b0b45" style:font-size-asian="10.5pt" style:font-weight-asian="normal" style:font-size-complex="12pt" style:font-weight-complex="normal"/>
    </style:style>
    <style:style style:name="T7" style:family="text">
      <style:text-properties fo:font-size="12pt" fo:font-weight="normal" officeooo:rsid="0009ea4a" style:font-size-asian="10.5pt" style:font-weight-asian="normal" style:font-size-complex="12pt" style:font-weight-complex="normal"/>
    </style:style>
    <style:style style:name="T8" style:family="text">
      <style:text-properties fo:font-size="12pt" fo:font-weight="normal" officeooo:rsid="0009ea4a" style:font-size-asian="12pt" style:font-weight-asian="normal" style:font-size-complex="12pt" style:font-weight-complex="normal"/>
    </style:style>
    <style:style style:name="T9" style:family="text">
      <style:text-properties fo:font-size="12pt" fo:font-weight="normal" officeooo:rsid="000bb009" style:font-size-asian="12pt" style:font-weight-asian="normal" style:font-size-complex="12pt" style:font-weight-complex="normal"/>
    </style:style>
    <style:style style:name="T10" style:family="text">
      <style:text-properties fo:font-size="12pt" fo:font-weight="normal" officeooo:rsid="000da7fc" style:font-size-asian="12pt" style:font-weight-asian="normal" style:font-size-complex="12pt" style:font-weight-complex="normal"/>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0f89e5"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11894b"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125864"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0da7f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0f89e5"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11894b" style:text-blinking="false" fo:background-color="#dde8cb"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erif" fo:font-size="12pt" fo:font-style="normal" fo:font-weight="normal"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font-style="normal" fo:font-weight="normal" officeooo:rsid="0011894b"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font-style="normal" fo:font-weight="normal" officeooo:rsid="0011894b" style:text-blinking="false" fo:background-color="#dde8cb"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font-style="normal" fo:font-weight="normal" officeooo:rsid="0011894b" style:text-blinking="false" fo:background-color="#dde8cb" loext:char-shading-value="0" style:font-size-asian="12pt" style:font-weight-asian="normal" style:font-size-complex="12pt" style:font-weight-complex="normal"/>
    </style:style>
    <style:style style:name="T24" style:family="text">
      <style:text-properties style:font-name="Liberation Serif" fo:font-size="12pt" style:text-underline-style="none" fo:font-weight="normal" officeooo:rsid="000a3ade" style:font-size-asian="12pt" style:font-weight-asian="normal" style:font-size-complex="12pt" style:font-weight-complex="normal"/>
    </style:style>
    <style:style style:name="T25" style:family="text">
      <style:text-properties style:font-name="Liberation Serif" fo:font-size="12pt" style:text-underline-style="solid" style:text-underline-width="auto" style:text-underline-color="font-color" fo:font-weight="normal" officeooo:rsid="000a3ade" style:font-size-asian="12pt" style:font-weight-asian="normal" style:font-size-complex="12pt" style:font-weight-complex="normal"/>
    </style:style>
    <style:style style:name="T26" style:family="text">
      <style:text-properties officeooo:rsid="000b0b45"/>
    </style:style>
    <style:style style:name="T27" style:family="text">
      <style:text-properties officeooo:rsid="00125864"/>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32668041" text:style-name="L1">
        <text:list-item>
          <text:p text:style-name="P5">Introduction </text:p>
        </text:list-item>
      </text:list>
      <text:p text:style-name="P6"><text:span text:style-name="T11"><text:tab/></text:span><text:bookmark text:name="docs-internal-guid-cfc4e689-7fff-d829-3abe-ac8ffc5165ce"/><text:span text:style-name="T16">Nous avons décidé de nous appeler la m</text:span><text:span text:style-name="T17">eu</text:span><text:span text:style-name="T16">te car notre groupe est soudé et </text:span><text:span text:style-name="T17">à</text:span><text:span text:style-name="T16"> fait preuve d'une vraie cohésion d'équipe pour pouvoir mener à bien ce projet. </text:span><text:span text:style-name="T17">Il est vrai que dans ce projet nous ne partions pas très confiant car Mathias, Rayan et Gabin étaient très peu expérimentés et à l’aise en terme de codage alors que Yan quand a lui avait l’habitude de mener des projets. Cela à donc rassuré l’équipe et nous avons pu nous lancer grâces a nos connaissances acquises dans l’année et celles de Yan; qui a pris le leadership </text:span><text:span text:style-name="T18">pour mener a bien ce projet</text:span><text:span text:style-name="T17">.</text:span></text:p>
      <text:p text:style-name="P13"/>
      <text:list xml:id="list222633397794696" text:continue-numbering="true" text:style-name="L1">
        <text:list-item>
          <text:p text:style-name="P5">Difficultés rencontrées </text:p>
        </text:list-item>
      </text:list>
      <text:p text:style-name="P3"><text:tab/>Utilisation de git avec pas mal de problème rencontrés <text:span text:style-name="T26">au début</text:span>, notamment lors d<text:span text:style-name="T2">u</text:span> push <text:span text:style-name="T2">ou avec les commits mais cela s’est fluidifié par la suite avec l’habitude et on a réussi a éviter de travailler sur les mêmes fonctions en même temps pour éviter les conflits.</text:span></text:p>
      <text:p text:style-name="P10"><text:span text:style-name="T7">N</text:span><text:span text:style-name="T6">ous avons aussi rencontré beaucoup</text:span><text:span text:style-name="T7"> d’erreurs de segmentation.</text:span></text:p>
      <text:p text:style-name="P2"/>
      <text:list xml:id="list222633384298187" text:continue-numbering="true" text:style-name="L1">
        <text:list-item>
          <text:p text:style-name="P5">Répartition des tâches au sein du groupe </text:p>
        </text:list-item>
      </text:list>
      <text:p text:style-name="P9"><text:span text:style-name="T8"><text:tab/>M</text:span><text:span text:style-name="T10">athias</text:span><text:span text:style-name="T8"> </text:span><text:span text:style-name="T9">s’est</text:span><text:span text:style-name="T8"> occupés de créer </text:span><text:span text:style-name="T9">une partie de l’affichage. Rayan</text:span><text:span text:style-name="T10"> et Gabin ont</text:span><text:span text:style-name="T9"> aidé</text:span><text:span text:style-name="T10">s</text:span><text:span text:style-name="T9"> dans des</text:span><text:span text:style-name="T8"> fonctions tandis que Yan, étant plus expérimenté s’est occupé de la </text:span><text:span text:style-name="T9">plus grande</text:span><text:span text:style-name="T8"> partie </text:span><text:span text:style-name="T9">de l’</text:span><text:span text:style-name="T8">affichage </text:span><text:span text:style-name="T9">et des fonctions complexes.</text:span><text:span text:style-name="T8"> </text:span><text:span text:style-name="T10">I</text:span><text:span text:style-name="T9">l</text:span><text:span text:style-name="T8"> supervisait également tout le groupe en nous donnant des tâches à réaliser </text:span><text:span text:style-name="T9">et en nous mettant que des pistes de réflexions.</text:span></text:p>
      <text:list xml:id="list222631549088797" text:continue-numbering="true" text:style-name="L1">
        <text:list-item>
          <text:p text:style-name="P5">Choix de programmation </text:p>
        </text:list-item>
      </text:list>
      <text:p text:style-name="P2"><text:tab/></text:p>
      <text:p text:style-name="P2"/>
      <text:list xml:id="list222631986670758" text:continue-numbering="true" text:style-name="L1">
        <text:list-item>
          <text:p text:style-name="P5">Bilan personnel par chaque membre du groupe (bilan individuel) </text:p>
        </text:list-item>
      </text:list>
      <text:list xml:id="list2490114764" text:style-name="L2">
        <text:list-item>
          <text:p text:style-name="P7"><text:span text:style-name="T3">-Rayan :</text:span><text:span text:style-name="T5"> Ce projet a été enrichissant, j’ai pu mettre en pratique ce que l’on nous a appris au cours de l’année et pu vraiment apprendre l’utilisation de git qui pourra me servir dans ma future vie professionnelle. </text:span></text:p>
        </text:list-item>
        <text:list-item>
          <text:p text:style-name="P8"><text:span text:style-name="T4">Ga</text:span><text:span text:style-name="T25">bin :</text:span><text:span text:style-name="T24"> </text:span><text:bookmark text:name="docs-internal-guid-fe09f356-7fff-480e-4c31-06a22b7b5000"/><text:span text:style-name="T12">Ce projet a été pour moi l'occasion de mettre plus en pratique les connaissances acquises tout au long de l'année, en dehors des TD car cela restait quand même souvent plutôt basique et guidé. Le fait de devoir apprendre à savoir par quoi commencer une fonction pour arriver au but souhaité m'a beaucoup plu. </text:span><text:bookmark text:name="docs-internal-guid-874bf34e-7fff-301f-80f1-08d5d4c0e6ef"/><text:span text:style-name="T12">J'ai pu aussi également comprendre comment marcher guide de façon plus réel et j'ai appris à l'utiliser.</text:span></text:p>
        </text:list-item>
        <text:list-item>
          <text:p text:style-name="P12"><text:span text:style-name="T20">Mathias :</text:span><text:span text:style-name="T12"> Je partais plutôt optimiste sur ce sujet car j’avais eu des notions en informatique l’année dernière. En effet nous avons pu nous rejoindre a l’école avec le groupe </text:span><text:span text:style-name="T13">pour avancer sur les fonctions. </text:span><text:span text:style-name="T19">Problème notable </text:span><text:span text:style-name="T14">: j’ai perdu mes comptes github car nous avons </text:span><text:span text:style-name="T15">d’abord</text:span><text:span text:style-name="T14"> </text:span><text:span text:style-name="T15">réalise</text:span><text:span text:style-name="T14"> le projet sur <text:s/>github pour le transférer sur gitlab donc j’ai pour la plus part du </text:span><text:span text:style-name="T15">temps</text:span><text:span text:style-name="T14"> codé avec </text:span><text:span text:style-name="T15">Gabin</text:span><text:span text:style-name="T14"> et </text:span><text:span text:style-name="T15">envoyé</text:span><text:span text:style-name="T14"> mes </text:span><text:span text:style-name="T15">fonctions</text:span><text:span text:style-name="T14"> a </text:span><text:span text:style-name="T15">Gabin</text:span><text:span text:style-name="T14"> pour que il les commit.</text:span></text:p>
        </text:list-item>
      </text:list>
      <text:list xml:id="list222631823168307" text:continue-list="list222631986670758" text:style-name="L1">
        <text:list-header>
          <text:p text:style-name="P11"><text:span text:style-name="T20"/></text:p>
        </text:list-header>
      </text:list>
      <text:p text:style-name="Text_20_body"/>
      <text:p text:style-name="P2"/>
      <text:list xml:id="list222632003969845" text:continue-numbering="true" text:style-name="L1">
        <text:list-item>
          <text:p text:style-name="P4">Sitographie </text:p>
        </text:list-item>
      </text:list>
      <text:p text:style-name="P1">chat.openai.com <text:tab/>pour des questions concernant git</text:p>
      <text:p text:style-name="P1"><text:a xlink:type="simple" xlink:href="https://www.regledujeu.fr/6-qui-prend/" text:style-name="Internet_20_link" text:visited-style-name="Visited_20_Internet_20_Link">https://www.regledujeu.fr/6-qui-prend/</text:a><text:tab/><text:span text:style-name="T1">pour les règles du jeu</text:span></text:p>
      <text:p text:style-name="P1"><text:a xlink:type="simple" xlink:href="https://stackoverflow.com/" text:style-name="Internet_20_link" text:visited-style-name="Visited_20_Internet_20_Link">https://stackoverflow.com/</text:a> <text:tab/><text:tab/><text:span text:style-name="T1">pour répondre à nos questions concernant le code</text:span></text:p>
      <text:p text:style-name="P1"><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6-19T15:20:11.710488553</meta:creation-date>
    <dc:date>2023-06-20T22:26:31.470000000</dc:date>
    <meta:editing-duration>PT47M21S</meta:editing-duration>
    <meta:editing-cycles>4</meta:editing-cycles>
    <meta:generator>LibreOffice/6.3.1.2$Windows_X86_64 LibreOffice_project/b79626edf0065ac373bd1df5c28bd630b4424273</meta:generator>
    <meta:document-statistic meta:table-count="0" meta:image-count="0" meta:object-count="0" meta:page-count="2" meta:paragraph-count="17" meta:word-count="458" meta:character-count="2692" meta:non-whitespace-character-count="2244"/>
  </office:meta>
</office:document-meta>
</file>